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4.835cm"/>
    </style:style>
    <style:style style:name="co23" style:family="table-column">
      <style:table-column-properties fo:break-before="auto" style:column-width="2.263cm"/>
    </style:style>
    <style:style style:name="co24" style:family="table-column">
      <style:table-column-properties fo:break-before="auto" style:column-width="2.916cm"/>
    </style:style>
    <style:style style:name="co25" style:family="table-column">
      <style:table-column-properties fo:break-before="auto" style:column-width="6.791cm"/>
    </style:style>
    <style:style style:name="co26" style:family="table-column">
      <style:table-column-properties fo:break-before="auto" style:column-width="2.312cm"/>
    </style:style>
    <style:style style:name="co27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1.81cm"/>
    </style:style>
    <style:style style:name="co16" style:family="table-column">
      <style:table-column-properties fo:break-before="auto" style:column-width="5.699cm"/>
    </style:style>
    <style:style style:name="co17" style:family="table-column">
      <style:table-column-properties fo:break-before="auto" style:column-width="5.756cm"/>
    </style:style>
    <style:style style:name="co18" style:family="table-column">
      <style:table-column-properties fo:break-before="auto" style:column-width="6.646cm"/>
    </style:style>
    <style:style style:name="co19" style:family="table-column">
      <style:table-column-properties fo:break-before="auto" style:column-width="2.986cm"/>
    </style:style>
    <style:style style:name="co20" style:family="table-column">
      <style:table-column-properties fo:break-before="auto" style:column-width="3.228cm"/>
    </style:style>
    <style:style style:name="co21" style:family="table-column">
      <style:table-column-properties fo:break-before="auto" style:column-width="4.198cm"/>
    </style:style>
    <style:style style:name="co28" style:family="table-column">
      <style:table-column-properties fo:break-before="auto" style:column-width="3.454cm"/>
    </style:style>
    <style:style style:name="co29" style:family="table-column">
      <style:table-column-properties fo:break-before="auto" style:column-width="3.12cm"/>
    </style:style>
    <style:style style:name="co30" style:family="table-column">
      <style:table-column-properties fo:break-before="auto" style:column-width="4.17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551cm"/>
    </style:style>
    <style:style style:name="co33" style:family="table-column">
      <style:table-column-properties fo:break-before="auto" style:column-width="3.734cm"/>
    </style:style>
    <style:style style:name="co34" style:family="table-column">
      <style:table-column-properties fo:break-before="auto" style:column-width="4.323cm"/>
    </style:style>
    <style:style style:name="co35" style:family="table-column">
      <style:table-column-properties fo:break-before="auto" style:column-width="4.247cm"/>
    </style:style>
    <style:style style:name="co36" style:family="table-column">
      <style:table-column-properties fo:break-before="auto" style:column-width="6.062cm"/>
    </style:style>
    <style:style style:name="co37" style:family="table-column">
      <style:table-column-properties fo:break-before="auto" style:column-width="4.964cm"/>
    </style:style>
    <style:style style:name="ro7" style:family="table-row">
      <style:table-row-properties style:row-height="0.947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868cm" fo:break-before="auto" style:use-optimal-row-height="fals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947cm" fo:break-before="auto" style:use-optimal-row-height="false"/>
    </style:style>
    <style:style style:name="ro15" style:family="table-row">
      <style:table-row-properties style:row-height="0.921cm" fo:break-before="auto" style:use-optimal-row-height="false"/>
    </style:style>
    <style:style style:name="ro19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1.73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3.422cm" fo:break-before="auto" style:use-optimal-row-height="true"/>
    </style:style>
    <style:style style:name="ro2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59" style:family="table-cell" style:parent-style-name="Default">
      <style:table-cell-properties fo:wrap-option="wrap"/>
      <style:text-properties style:font-name="Arial"/>
    </style: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59">
      <style:table-cell-properties fo:background-color="#ffffff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13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14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14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14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40" style:family="table-cell" style:parent-style-name="Default" style:data-style-name="N114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4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14">
      <style:table-cell-properties style:text-align-source="fix" style:repeat-content="false" fo:wrap-option="wrap" fo:padding-bottom="0.049cm" fo:padding-left="0.035cm" fo:padding-right="0.035cm" fo:padding-top="0.049cm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49" table:default-cell-style-name="Default"/>
        <table:table-row table:style-name="ro9">
          <table:table-cell table:style-name="ce70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number-columns-repeated="2" table:style-name="ce70"/>
          <table:table-cell table:style-name="ce70" table:number-columns-repeated="248"/>
          <table:table-cell/>
        </table:table-row>
        <table:table-row table:style-name="ro9" table:number-rows-repeated="3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1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2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9" table:number-rows-repeated="2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3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4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9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9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9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9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9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9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9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9">
          <table:table-cell table:style-name="ce70" table:number-columns-repeated="255"/>
          <table:table-cell/>
        </table:table-row>
        <table:table-row table:style-name="ro9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9" table:number-rows-repeated="3">
          <table:table-cell table:style-name="ce70" table:number-columns-repeated="255"/>
          <table:table-cell/>
        </table:table-row>
        <table:table-row table:style-name="ro9" table:number-rows-repeated="9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9" table:number-rows-repeated="11">
          <table:table-cell table:style-name="ce70" table:number-columns-repeated="255"/>
          <table:table-cell/>
        </table:table-row>
        <table:table-row table:style-name="ro9" table:number-rows-repeated="104852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9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9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001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number-columns-repeated="1009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2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9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2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9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9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9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9" table:number-rows-repeated="104844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" table:default-cell-style-name="Default"/>
        <table:table-column table:style-name="co33" table:default-cell-style-name="Default"/>
        <table:table-column table:style-name="co8" table:number-columns-repeated="1013" table:default-cell-style-name="Default"/>
        <table:table-row table:style-name="ro9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9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1">
          <table:table-cell table:style-name="ce137" office:value-type="float" office:value="1">
            <text:p>001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001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</text:span><text:span text:style-name="T2">Explorer</text:span></text:p>
            <text:p>- Select <text:span text:style-name="T2">Site </text:span><text:span text:style-name="T2">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number-columns-repeated="1009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9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answer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answer</text:p>
          </table:table-cell>
          <table:table-cell table:style-name="ce52" office:value-type="string">
            <text:p>Step 2: Attach file for answer</text:p>
          </table:table-cell>
          <table:table-cell table:style-name="ce52" office:value-type="string">
            <text:p>- Open the question above</text:p>
            <text:p>- Click on <text:span text:style-name="T2">Answer</text:span> button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N/A</text:p>
          </table:table-cell>
          <table:table-cell table:style-name="ce163" office:value-type="string">
            <text:p>Update test case: Don't have attach file link in answer portlet</text:p>
          </table:table-cell>
          <table:table-cell table:style-name="ce52" table:number-columns-repeated="1009"/>
        </table:table-row>
        <table:table-row table:style-name="ro20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</text:span><text:span text:style-name="T2">Profile</text:span></text:p>
            <text:p>- Click on <text:span text:style-name="T2">Change </text:span><text:span text:style-name="T2">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1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2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1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1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001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</text:span><text:span text:style-name="T2">Content </text:span><text:span text:style-name="T2">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20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001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</text:span><text:span text:style-name="T2">Space</text:span></text:p>
            <text:p>- Click on <text:span text:style-name="T2">Add new </text:span><text:span text:style-name="T2">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19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 office:value-type="string">
            <text:p>hang.nguyen</text:p>
          </table:table-cell>
          <table:table-cell table:number-columns-repeated="2" table:style-name="ce163" office:value-type="string">
            <text:p>Passed</text:p>
          </table:table-cell>
          <table:table-cell table:style-name="ce163"/>
          <table:table-cell table:style-name="ce52" table:number-columns-repeated="1009"/>
        </table:table-row>
        <table:table-row table:style-name="ro9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3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9" table:number-rows-repeated="19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9" table:number-rows-repeated="17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3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28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9" table:number-rows-repeated="1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9" table:number-rows-repeated="104844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ugs_v3_0_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1016" table:default-cell-style-name="Default"/>
        <table:table-row table:style-name="ro9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4">
            <text:p>4</text:p>
          </table:table-cell>
          <table:table-cell table:style-name="ce174" table:formula="of:=COUNTIF([.N$7:.N$979];[.$L1])" office:value-type="float" office:value="4">
            <text:p>4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9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9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19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 office:value-type="string">
            <text:p>Tester</text:p>
          </table:table-cell>
          <table:table-cell table:style-name="ce176" office:value-type="string">
            <text:p>IE7</text:p>
          </table:table-cell>
          <table:table-cell table:style-name="ce176" office:value-type="string">
            <text:p>FireFox3.5</text:p>
          </table:table-cell>
          <table:table-cell table:style-name="ce176" office:value-type="string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4">
          <table:table-cell table:style-name="ce137" office:value-type="float" office:value="1">
            <text:p>001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001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178" office:value-type="string">
            <text:p>Step 1: Add new category</text:p>
          </table:table-cell>
          <table:table-cell table:style-name="ce178" office:value-type="string">
            <text:p>- Login by admin</text:p>
            <text:p>- Go to intranet site</text:p>
            <text:p>- Go to forum page</text:p>
            <text:p>- Click on <text:span text:style-name="T2">Add </text:span><text:span text:style-name="T2">Category</text:span></text:p>
            <text:p>- Put category's title</text:p>
            <text:p>- Click<text:span text:style-name="T2"> Save</text:span></text:p>
          </table:table-cell>
          <table:table-cell table:style-name="ce178" office:value-type="string">
            <text:p>New category is created successfully</text:p>
          </table:table-cell>
          <table:table-cell table:style-name="ce178" office:value-type="string">
            <text:p>High</text:p>
          </table:table-cell>
          <table:table-cell table:style-name="ce178" office:value-type="string">
            <text:p>PLF-1624</text:p>
            <text:p>CCP-969</text:p>
          </table:table-cell>
          <table:table-cell table:style-name="ce178" office:value-type="string">
            <text:p>Style for content of post is not applied</text:p>
          </table:table-cell>
          <table:table-cell table:style-name="ce178" office:value-type="string">
            <text:p>hang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2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2: Add new forum</text:p>
          </table:table-cell>
          <table:table-cell table:style-name="ce178"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table:style-name="ce178" office:value-type="string">
            <text:p>New forum is created successfully</text:p>
          </table:table-cell>
          <table:table-cell table:style-name="ce178" office:value-type="string">
            <text:p>High</text:p>
          </table:table-cell>
          <table:table-cell table:style-name="ce178" table:number-columns-repeated="2"/>
          <table:table-cell table:style-name="ce178" office:value-type="string">
            <text:p>hang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5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3: Add new topic with BBCode</text:p>
          </table:table-cell>
          <table:table-cell table:style-name="ce178" office:value-type="string">
            <text:p>- Select Forum above</text:p>
            <text:p>- Click on<text:span text:style-name="T2"> </text:span><text:span text:style-name="T2">Start Topic</text:span></text:p>
            <text:p><text:span text:style-name="T3">- Put topic's </text:span><text:span text:style-name="T3">title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size=+2]this </text:span><text:span text:style-name="T3">text is two </text:span><text:span text:style-name="T3">sizes larger </text:span><text:span text:style-name="T3">than </text:span><text:span text:style-name="T3">norm[/size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78" office:value-type="string">
            <text:p>- New topic is created successfully.</text:p>
            <text:p>- The text with BBCode is <text:span text:style-name="T3">two sizes </text:span><text:span text:style-name="T3">larger than </text:span><text:span text:style-name="T3">normal.</text:span></text:p>
          </table:table-cell>
          <table:table-cell table:style-name="ce178" office:value-type="string">
            <text:p>High</text:p>
          </table:table-cell>
          <table:table-cell table:style-name="ce178" table:number-columns-repeated="2"/>
          <table:table-cell table:style-name="ce178" office:value-type="string">
            <text:p>hang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5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table:style-name="ce178" office:value-type="string">
            <text:p>Step 4: Add new post with BBCode</text:p>
          </table:table-cell>
          <table:table-cell table:style-name="ce178" office:value-type="string">
            <text:p>- Select Topic above</text:p>
            <text:p>- Click on<text:span text:style-name="T2"> </text:span><text:span text:style-name="T2">Post Reply</text:span></text:p>
            <text:p><text:span text:style-name="T3">- Put some </text:span><text:span text:style-name="T3">texts in </text:span><text:span text:style-name="T3">content</text:span></text:p>
            <text:p><text:span text:style-name="T3">- Put this line </text:span><text:span text:style-name="T3">in content: </text:span><text:span text:style-name="T3">[font=courier]t</text:span><text:span text:style-name="T3">his text is in </text:span><text:span text:style-name="T3">the courier </text:span><text:span text:style-name="T3">font[/font]</text:span></text:p>
            <text:p><text:span text:style-name="T3">- Click on </text:span><text:span text:style-name="T2">Submit</text:span><text:span text:style-name="T3"> </text:span><text:span text:style-name="T3">button</text:span></text:p>
            <text:p><text:span text:style-name="T3"/></text:p>
          </table:table-cell>
          <table:table-cell table:style-name="ce178" office:value-type="string">
            <text:p>- New post is added successfully.</text:p>
            <text:p>- The text with BBCode is in the courier font</text:p>
          </table:table-cell>
          <table:table-cell table:style-name="ce178" office:value-type="string">
            <text:p>High</text:p>
          </table:table-cell>
          <table:table-cell table:style-name="ce178" table:number-columns-repeated="2"/>
          <table:table-cell table:style-name="ce178" office:value-type="string">
            <text:p>hang.nguyen</text:p>
          </table:table-cell>
          <table:table-cell table:number-columns-repeated="2" table:style-name="ce178" office:value-type="string">
            <text:p>Passed</text:p>
          </table:table-cell>
          <table:table-cell table:style-name="ce178" table:number-columns-repeated="1010"/>
        </table:table-row>
        <table:table-row table:style-name="ro26" table:number-rows-repeated="11">
          <table:table-cell table:style-name="ce178" table:number-columns-repeated="1024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2"/>
      <number:text>1</number:text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/05/2012</text:date>, <text:time>11:5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7T11:50:22.89</dc:date>
    <meta:print-date>2008-06-17T00:45:47</meta:print-date>
    <dc:language>en-US</dc:language>
    <meta:editing-cycles>909</meta:editing-cycles>
    <meta:editing-duration>P14DT22H43M31S</meta:editing-duration>
    <meta:document-statistic meta:table-count="6" meta:cell-count="475" meta:object-count="1"/>
    <meta:user-defined meta:name="Info 1"/>
    <meta:user-defined meta:name="Info 2"/>
    <meta:user-defined meta:name="Info 3"/>
    <meta:user-defined meta:name="Info 4"/>
  </office:meta>
</office:document-meta>
</file>